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89"/>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90">
      <style:paragraph-properties fo:text-align="start" style:justify-single-word="false"/>
    </style:style>
    <style:style style:name="P123" style:family="paragraph" style:parent-style-name="Standard" style:list-style-name="L91">
      <style:paragraph-properties fo:text-align="start" style:justify-single-word="false"/>
    </style:style>
    <style:style style:name="P124" style:family="paragraph" style:parent-style-name="Standard" style:list-style-name="L92">
      <style:paragraph-properties fo:text-align="start" style:justify-single-word="false"/>
    </style:style>
    <style:style style:name="P125" style:family="paragraph" style:parent-style-name="Standard" style:list-style-name="L93">
      <style:paragraph-properties fo:text-align="start" style:justify-single-word="false"/>
    </style:style>
    <style:style style:name="P126" style:family="paragraph" style:parent-style-name="Standard" style:list-style-name="L94">
      <style:paragraph-properties fo:text-align="start" style:justify-single-word="false"/>
    </style:style>
    <style:style style:name="P127" style:family="paragraph" style:parent-style-name="Standard" style:list-style-name="L95">
      <style:paragraph-properties fo:text-align="start" style:justify-single-word="false"/>
    </style:style>
    <style:style style:name="P128" style:family="paragraph" style:parent-style-name="Standard" style:list-style-name="L96">
      <style:paragraph-properties fo:text-align="start" style:justify-single-word="false"/>
    </style:style>
    <style:style style:name="P129"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0"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1"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72">
      <style:paragraph-properties fo:text-align="start" style:justify-single-word="false"/>
      <style:text-properties style:font-name="Liberation Serif1"/>
    </style:style>
    <style:style style:name="P133"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4"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5"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style>
    <style:style style:name="P139" style:family="paragraph" style:parent-style-name="Standard" style:list-style-name="L96">
      <style:paragraph-properties fo:line-height="100%" fo:text-align="start" style:justify-single-word="false">
        <style:tab-stops>
          <style:tab-stop style:position="0.5in"/>
        </style:tab-stops>
      </style:paragraph-properties>
    </style:style>
    <style:style style:name="P140" style:family="paragraph" style:parent-style-name="Standard" style:list-style-name="L94"/>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
      <text:p text:style-name="P29"><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1710067100"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696051989"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645682464"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637846362"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1607629077"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840864411"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395045610"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2038671227"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582857705"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267669046" text:style-name="L10">
          <text:list-item>
            <text:p text:style-name="P39"><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853734601" text:style-name="L11">
          <text:list-item>
            <text:p text:style-name="P40"><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036698776" text:style-name="L12">
          <text:list-item>
            <text:p text:style-name="P41"><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457936424" text:style-name="L13">
          <text:list-item>
            <text:p text:style-name="P60">1</text:p>
          </text:list-item>
          <text:list-item>
            <text:p text:style-name="P60"><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1702064479"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2098384564"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772565141" text:style-name="L16">
          <text:list-item>
            <text:p text:style-name="P63"><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770445910"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1786055599" text:style-name="L18">
          <text:list-item>
            <text:p text:style-name="P42"><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244103510"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233644755"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801384198"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635916382"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2136795210"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993356730"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2167372885" text:style-name="L25">
          <text:list-item>
            <text:p text:style-name="P68"><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406826212" text:style-name="L26">
          <text:list-item>
            <text:p text:style-name="P69"><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4">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453223491" text:style-name="L27">
          <text:list-item>
            <text:p text:style-name="P70"><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273198617" text:style-name="L28">
          <text:list-item>
            <text:p text:style-name="P71"><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33627256" text:style-name="L29">
          <text:list-item>
            <text:p text:style-name="P72"><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625974228"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4">3</text:span> in.</text:p>
          </text:list-item>
          <text:list-item>
            <text:p text:style-name="P73">2 g</text:p>
          </text:list-item>
        </text:list>
      </text:section>
      <text:section text:style-name="Sect3" text:name="Section34">
        <text:list xml:id="list1879856260" text:continue-numbering="true" text:style-name="L30">
          <text:list-item>
            <text:p text:style-name="P73"><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953726556" text:style-name="L31">
          <text:list-item>
            <text:p text:style-name="P74">122<text:span text:style-name="T2">º</text:span><text:span text:style-name="T15"> F</text:span></text:p>
          </text:list-item>
          <text:list-item>
            <text:p text:style-name="P74">116.6<text:span text:style-name="T2">º</text:span><text:span text:style-name="T15"> F</text:span></text:p>
          </text:list-item>
          <text:list-item>
            <text:p text:style-name="P74">113<text:span text:style-name="T2">º</text:span><text:span text:style-name="T15"> F</text:span></text:p>
          </text:list-item>
          <text:list-item>
            <text:p text:style-name="P74">104<text:span text:style-name="T2">º</text:span><text:span text:style-name="T15"> F</text:span></text:p>
          </text:list-item>
          <text:list-item>
            <text:p text:style-name="P74">98.6<text:span text:style-name="T2">º</text:span><text:span text:style-name="T15"> F</text:span></text:p>
          </text:list-item>
          <text:list-item>
            <text:p text:style-name="P74">89.6<text:span text:style-name="T2">º</text:span><text:span text:style-name="T15"> F</text:span></text:p>
          </text:list-item>
          <text:list-item>
            <text:p text:style-name="P74">86<text:span text:style-name="T2">º</text:span><text:span text:style-name="T15"> F</text:span></text:p>
          </text:list-item>
          <text:list-item>
            <text:p text:style-name="P74">77<text:span text:style-name="T2">º</text:span><text:span text:style-name="T15"> F</text:span></text:p>
          </text:list-item>
          <text:list-item>
            <text:p text:style-name="P74">71.6<text:span text:style-name="T2">º</text:span><text:span text:style-name="T15"> F</text:span></text:p>
          </text:list-item>
          <text:list-item>
            <text:p text:style-name="P74">68<text:span text:style-name="T2">º</text:span><text:span text:style-name="T15"> F</text:span></text:p>
          </text:list-item>
          <text:list-item>
            <text:p text:style-name="P74">64.4<text:span text:style-name="T2">º</text:span><text:span text:style-name="T15"> F</text:span></text:p>
          </text:list-item>
          <text:list-item>
            <text:p text:style-name="P74">59<text:span text:style-name="T2">º</text:span><text:span text:style-name="T15"> F</text:span></text:p>
          </text:list-item>
          <text:list-item>
            <text:p text:style-name="P74">53.6<text:span text:style-name="T2">º</text:span><text:span text:style-name="T15"> F</text:span></text:p>
          </text:list-item>
          <text:list-item>
            <text:p text:style-name="P74">50<text:span text:style-name="T2">º</text:span><text:span text:style-name="T15"> F</text:span></text:p>
          </text:list-item>
          <text:list-item>
            <text:p text:style-name="P74">44.6<text:span text:style-name="T2">º</text:span><text:span text:style-name="T15"> F</text:span></text:p>
          </text:list-item>
          <text:list-item>
            <text:p text:style-name="P74">41<text:span text:style-name="T2">º</text:span><text:span text:style-name="T15"> F</text:span></text:p>
          </text:list-item>
          <text:list-item>
            <text:p text:style-name="P74">35.6<text:span text:style-name="T2">º</text:span><text:span text:style-name="T15"> F</text:span></text:p>
          </text:list-item>
          <text:list-item>
            <text:p text:style-name="P74">32<text:span text:style-name="T2">º</text:span><text:span text:style-name="T15"> F</text:span></text:p>
          </text:list-item>
          <text:list-item>
            <text:p text:style-name="P74">23<text:span text:style-name="T2">º</text:span><text:span text:style-name="T15"> F</text:span></text:p>
          </text:list-item>
          <text:list-item>
            <text:p text:style-name="P74">14<text:span text:style-name="T2">º</text:span><text:span text:style-name="T15"> F</text:span></text:p>
          </text:list-item>
          <text:list-item>
            <text:p text:style-name="P74">-40<text:span text:style-name="T2">º</text:span><text:span text:style-name="T15"> F</text:span></text:p>
          </text:list-item>
          <text:list-item>
            <text:p text:style-name="P74"><text:span text:style-name="T15">37.8</text:span><text:span text:style-name="T2">º</text:span><text:span text:style-name="T15"> C</text:span></text:p>
          </text:list-item>
          <text:list-item>
            <text:p text:style-name="P74"><text:span text:style-name="T15">32.2</text:span><text:span text:style-name="T2">º</text:span><text:span text:style-name="T15"> C</text:span></text:p>
          </text:list-item>
          <text:list-item>
            <text:p text:style-name="P74"><text:span text:style-name="T15">31.7</text:span><text:span text:style-name="T2">º</text:span><text:span text:style-name="T15"> C</text:span></text:p>
          </text:list-item>
          <text:list-item>
            <text:p text:style-name="P74"><text:span text:style-name="T15">27.8</text:span><text:span text:style-name="T2">º</text:span><text:span text:style-name="T15"> C</text:span></text:p>
          </text:list-item>
          <text:list-item>
            <text:p text:style-name="P74"><text:span text:style-name="T15">26.7</text:span><text:span text:style-name="T2">º</text:span><text:span text:style-name="T15"> C</text:span></text:p>
          </text:list-item>
          <text:list-item>
            <text:p text:style-name="P74"><text:span text:style-name="T15">26.1</text:span><text:span text:style-name="T2">º</text:span><text:span text:style-name="T15"> C</text:span></text:p>
          </text:list-item>
          <text:list-item>
            <text:p text:style-name="P74"><text:span text:style-name="T15">23.9</text:span><text:span text:style-name="T2">º</text:span><text:span text:style-name="T15"> C</text:span></text:p>
          </text:list-item>
          <text:list-item>
            <text:p text:style-name="P74"><text:span text:style-name="T15">21.1</text:span><text:span text:style-name="T2">º</text:span><text:span text:style-name="T15"> C</text:span></text:p>
          </text:list-item>
          <text:list-item>
            <text:p text:style-name="P74"><text:span text:style-name="T15">17.2</text:span><text:span text:style-name="T2">º</text:span><text:span text:style-name="T15"> C</text:span></text:p>
          </text:list-item>
          <text:list-item>
            <text:p text:style-name="P74"><text:span text:style-name="T15">15.6</text:span><text:span text:style-name="T2">º</text:span><text:span text:style-name="T15"> C</text:span></text:p>
          </text:list-item>
          <text:list-item>
            <text:p text:style-name="P74"><text:span text:style-name="T15">14.4</text:span><text:span text:style-name="T2">º</text:span><text:span text:style-name="T15"> C</text:span></text:p>
          </text:list-item>
          <text:list-item>
            <text:p text:style-name="P74"><text:span text:style-name="T15">12.8</text:span><text:span text:style-name="T2">º</text:span><text:span text:style-name="T15"> C</text:span></text:p>
          </text:list-item>
          <text:list-item>
            <text:p text:style-name="P74"><text:span text:style-name="T15">7.2</text:span><text:span text:style-name="T2">º</text:span><text:span text:style-name="T15"> C</text:span></text:p>
          </text:list-item>
          <text:list-item>
            <text:p text:style-name="P74"><text:span text:style-name="T15">2.8</text:span><text:span text:style-name="T2">º</text:span><text:span text:style-name="T15"> C</text:span></text:p>
          </text:list-item>
          <text:list-item>
            <text:p text:style-name="P74"><text:span text:style-name="T15">0</text:span><text:span text:style-name="T2">º</text:span><text:span text:style-name="T15"> C</text:span></text:p>
          </text:list-item>
          <text:list-item>
            <text:p text:style-name="P74"><text:span text:style-name="T15">-3.9</text:span><text:span text:style-name="T2">º</text:span><text:span text:style-name="T15"> C</text:span></text:p>
          </text:list-item>
          <text:list-item>
            <text:p text:style-name="P74"><text:span text:style-name="T15">-5.6</text:span><text:span text:style-name="T2">º</text:span><text:span text:style-name="T15"> C</text:span></text:p>
          </text:list-item>
          <text:list-item>
            <text:p text:style-name="P74"><text:span text:style-name="T15">-9.4</text:span><text:span text:style-name="T2">º</text:span><text:span text:style-name="T15"> C</text:span></text:p>
          </text:list-item>
          <text:list-item>
            <text:p text:style-name="P74"><text:span text:style-name="T15">-11.1</text:span><text:span text:style-name="T2">º</text:span><text:span text:style-name="T15"> C</text:span></text:p>
          </text:list-item>
          <text:list-item>
            <text:p text:style-name="P74"><text:span text:style-name="T15">-15</text:span><text:span text:style-name="T2">º</text:span><text:span text:style-name="T15"> C</text:span></text:p>
          </text:list-item>
          <text:list-item>
            <text:p text:style-name="P74"><text:span text:style-name="T15">-17.8</text:span><text:span text:style-name="T2">º</text:span><text:span text:style-name="T15"> C</text:span></text:p>
          </text:list-item>
          <text:list-item>
            <text:p text:style-name="P74"><text:span text:style-name="T15">-20.6</text:span><text:span text:style-name="T2">º</text:span><text:span text:style-name="T15"> C</text:span></text:p>
          </text:list-item>
          <text:list-item>
            <text:p text:style-name="P74"><text:span text:style-name="T15">-25.6</text:span><text:span text:style-name="T2">º</text:span><text:span text:style-name="T15"> C</text:span></text:p>
          </text:list-item>
          <text:list-item>
            <text:p text:style-name="P74"><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1803359648" text:style-name="L32">
          <text:list-item>
            <text:p text:style-name="P46">Cold: any temperature not exceeding 46<text:span text:style-name="T2">º</text:span><text:span text:style-name="T15"> F</text:span></text:p>
          </text:list-item>
          <text:list-item>
            <text:p text:style-name="P46">Freezer: -13<text:span text:style-name="T2">º to 14º F</text:span></text:p>
          </text:list-item>
          <text:list-item>
            <text:p text:style-name="P129">Refrigerator: 36º to 46º F</text:p>
          </text:list-item>
          <text:list-item>
            <text:p text:style-name="P129">Cool: 46º to 59º F</text:p>
          </text:list-item>
          <text:list-item>
            <text:p text:style-name="P129">Room temperature: the temperature prevailing in a working area</text:p>
          </text:list-item>
          <text:list-item>
            <text:p text:style-name="P129">Controlled room temperature: 59º to 86º F</text:p>
          </text:list-item>
          <text:list-item>
            <text:p text:style-name="P129">Warm: 86º to 104º F</text:p>
          </text:list-item>
          <text:list-item>
            <text:p text:style-name="P129">Excessive heat: any temperature above 104º F</text:p>
          </text:list-item>
        </text:list>
        <text:p text:style-name="P22">part II</text:p>
        <text:list xml:id="list1281691509" text:style-name="L33">
          <text:list-item>
            <text:p text:style-name="P47">Cold: any temperature not exceeding 8<text:span text:style-name="T2">º</text:span><text:span text:style-name="T15"> C</text:span></text:p>
          </text:list-item>
          <text:list-item>
            <text:p text:style-name="P47">Freezer: -25<text:span text:style-name="T2">º to -10º C</text:span></text:p>
          </text:list-item>
          <text:list-item>
            <text:p text:style-name="P130">Refrigerator: 2º to 8º C</text:p>
          </text:list-item>
          <text:list-item>
            <text:p text:style-name="P130">Cool: 8º to 15º C</text:p>
          </text:list-item>
          <text:list-item>
            <text:p text:style-name="P130">Room temperature: the temperature prevailing in a working area</text:p>
          </text:list-item>
          <text:list-item>
            <text:p text:style-name="P130">Controlled room temperature: 15º to 30º C</text:p>
          </text:list-item>
          <text:list-item>
            <text:p text:style-name="P130">Warm: 30º to 40º C</text:p>
          </text:list-item>
          <text:list-item>
            <text:p text:style-name="P130">Excessive heat: any temperature above 40º C</text:p>
          </text:list-item>
        </text:list>
      </text:section>
      <text:p text:style-name="P4"/>
      <text:section text:style-name="Sect3" text:name="Section37">
        <text:p text:style-name="P4">Worksheet 6-3</text:p>
        <text:list xml:id="list1559074312" text:style-name="L34">
          <text:list-item>
            <text:p text:style-name="P75">266<text:span text:style-name="T3">º F</text:span></text:p>
          </text:list-item>
          <text:list-item>
            <text:p text:style-name="P131">No, it is too warm.</text:p>
          </text:list-item>
          <text:list-item>
            <text:p text:style-name="P131"><text:s/></text:p>
            <text:list>
              <text:list-item>
                <text:p text:style-name="P131">-13º to 14º F</text:p>
              </text:list-item>
              <text:list-item>
                <text:p text:style-name="P131">You will need to calculate this from when it is assigned.</text:p>
              </text:list-item>
            </text:list>
          </text:list-item>
          <text:list-item>
            <text:p text:style-name="P131">148.9º C</text:p>
          </text:list-item>
          <text:list-item>
            <text:p text:style-name="P131">121.1º C</text:p>
          </text:list-item>
          <text:list-item>
            <text:p text:style-name="P131"/>
            <text:list>
              <text:list-item>
                <text:p text:style-name="P131">2.3º C</text:p>
              </text:list-item>
              <text:list-item>
                <text:p text:style-name="P131">3.2º C</text:p>
              </text:list-item>
              <text:list-item>
                <text:p text:style-name="P131">3.9º C</text:p>
              </text:list-item>
              <text:list-item>
                <text:p text:style-name="P131">1.4º C*</text:p>
              </text:list-item>
              <text:list-item>
                <text:p text:style-name="P131">2.7º C</text:p>
              </text:list-item>
              <text:list-item>
                <text:p text:style-name="P131">2.6º C</text:p>
              </text:list-item>
              <text:list-item>
                <text:p text:style-name="P131">3.8º C</text:p>
              </text:list-item>
              <text:list-item>
                <text:p text:style-name="P131">6.6º C</text:p>
              </text:list-item>
              <text:list-item>
                <text:p text:style-name="P131">9.3º C*</text:p>
              </text:list-item>
            </text:list>
          </text:list-item>
        </text:list>
        <text:p text:style-name="P23">1/28 &amp; 2/2 fell outside the safe range</text:p>
        <text:list xml:id="list1637951842" text:continue-numbering="true" text:style-name="L34">
          <text:list-item>
            <text:p text:style-name="P131"/>
            <text:list>
              <text:list-item>
                <text:p text:style-name="P131">4.8º F</text:p>
              </text:list-item>
              <text:list-item>
                <text:p text:style-name="P131"><text:soft-page-break/>8.8º F</text:p>
              </text:list-item>
              <text:list-item>
                <text:p text:style-name="P131">8.2º F</text:p>
              </text:list-item>
              <text:list-item>
                <text:p text:style-name="P131">15.1º F*</text:p>
              </text:list-item>
              <text:list-item>
                <text:p text:style-name="P131">13.1º F</text:p>
              </text:list-item>
              <text:list-item>
                <text:p text:style-name="P131">7.7º F</text:p>
              </text:list-item>
              <text:list-item>
                <text:p text:style-name="P131">3.7º F</text:p>
              </text:list-item>
              <text:list-item>
                <text:p text:style-name="P131">-2.0º F</text:p>
              </text:list-item>
              <text:list-item>
                <text:p text:style-name="P131">-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253387454"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
      <text:section text:style-name="Sect2" text:name="Section39">
        <text:p text:style-name="P4">Worksheet 7-2</text:p>
        <text:list xml:id="list701502030"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212120167" text:style-name="L37">
          <text:list-item>
            <text:p text:style-name="P78">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8">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608098157" text:style-name="L38">
          <text:list-item>
            <text:p text:style-name="P79"><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79">180, 194.4, or 195 mg</text:p>
          </text:list-item>
          <text:list-item>
            <text:p text:style-name="P79"><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79"><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79"><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text:soft-page-break/>10.8 to 15 mL</text:p>
          </text:list-item>
          <text:list-item>
            <text:p text:style-name="P79">gr ii</text:p>
          </text:list-item>
          <text:list-item>
            <text:p text:style-name="P79">56.8 or 62.2 g</text:p>
          </text:list-item>
          <text:list-item>
            <text:p text:style-name="P79"><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79"><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79">gr iii</text:p>
          </text:list-item>
          <text:list-item>
            <text:p text:style-name="P79"><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552354702"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754642965"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1548414754"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1564944520" text:continue-numbering="true" text:style-name="L40">
        <text:list-item>
          <text:p text:style-name="P81">Rx<text:tab/>ASA<text:tab/><text:tab/>648 mg</text:p>
        </text:list-item>
      </text:list>
      <text:p text:style-name="P25">Caffeine<text:tab/>32.4 mg</text:p>
      <text:p text:style-name="P25">Salicylamide<text:tab/>194.4 mg</text:p>
      <text:list xml:id="list1599175777"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1931010386"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835432295"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2"><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2"><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2"><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218270747"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751006833"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1642178252"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05550164"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1880000319"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1661572742"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837780297"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462627573"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1259809685"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2041548799"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655937320"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873375227"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1489646526"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604913875"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1826396949"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4">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1469200755"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971405079"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6">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91801785"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1702064364"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6">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064697327"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677441005"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6">or</text:span> 0.6 g metronidazole; 0.6 g silver sulfadiazine; 3 g glycerin; qs 60 g hydrophylic ointment</text:p>
            </text:list-item>
            <text:list-item>
              <text:p text:style-name="P102">2.27 mL <text:span text:style-name="T16">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467972264"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680238220"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1918797406"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1986711469"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893290566"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432480781" text:style-name="L67">
        <text:list-item>
          <text:p text:style-name="P53">Environmental considerations include proper temperature, ventilation, humidity, light and 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2158496628"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1313570067"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text:soft-page-break/>$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944500375"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725320837"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961183607"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32">40% markup</text:p>
          </text:list-item>
          <text:list-item>
            <text:p text:style-name="P132">$18.48</text:p>
          </text:list-item>
          <text:list-item>
            <text:p text:style-name="P132">3%</text:p>
          </text:list-item>
          <text:list-item>
            <text:p text:style-name="P132">$6,175.00</text:p>
          </text:list-item>
          <text:list-item>
            <text:p text:style-name="P132">$4.50</text:p>
          </text:list-item>
          <text:list-item>
            <text:p text:style-name="P132">$17,820.00</text:p>
          </text:list-item>
          <text:list-item>
            <text:p text:style-name="P132">$20.95 gross profit; $15.95 net profit</text:p>
          </text:list-item>
          <text:list-item>
            <text:p text:style-name="P132">$25.63 gross profit; $20.63 net profit</text:p>
          </text:list-item>
          <text:list-item>
            <text:p text:style-name="P132">$7.01 gross profit; $2.01 net profit</text:p>
          </text:list-item>
          <text:list-item>
            <text:p text:style-name="P132">$44.03 gross profit; $39.03 net profit</text:p>
          </text:list-item>
          <text:list-item>
            <text:p text:style-name="P132">$9.73 gross profit; $4.73 net profit</text:p>
          </text:list-item>
          <text:list-item>
            <text:p text:style-name="P132">$8.13 gross profit; $3.13 net profit</text:p>
          </text:list-item>
          <text:list-item>
            <text:p text:style-name="P132">$132.50</text:p>
          </text:list-item>
          <text:list-item>
            <text:p text:style-name="P132">$39.52</text:p>
          </text:list-item>
          <text:list-item>
            <text:p text:style-name="P132">$11.66</text:p>
          </text:list-item>
          <text:list-item>
            <text:p text:style-name="P132">$68.12</text:p>
          </text:list-item>
          <text:list-item>
            <text:p text:style-name="P132">$10.89</text:p>
          </text:list-item>
          <text:list-item>
            <text:p text:style-name="P132">$21.25 profit</text:p>
          </text:list-item>
          <text:list-item>
            <text:p text:style-name="P132">$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1122436014"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288508915"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1026398663" text:style-name="L75">
          <text:list-item>
            <text:p text:style-name="P133">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3">d c p e i l k b a o n j h g m f</text:p>
          </text:list-item>
          <text:list-item>
            <text:p text:style-name="P133">inhalation and ophthalmic</text:p>
          </text:list-item>
          <text:list-item>
            <text:p text:style-name="P133">sterile, free of visible particulate material, pyrogen-free, stable for intended use, a pH similar to that of human blood, isotonic</text:p>
          </text:list-item>
          <text:list-item>
            <text:p text:style-name="P133">2.5 mL</text:p>
          </text:list-item>
          <text:list-item>
            <text:p text:style-name="P133">0.15 mL</text:p>
          </text:list-item>
          <text:list-item>
            <text:p text:style-name="P133"/>
            <text:list>
              <text:list-item>
                <text:p text:style-name="P133">12.5 mL</text:p>
              </text:list-item>
              <text:list-item>
                <text:p text:style-name="P133">1.5 mL</text:p>
              </text:list-item>
              <text:list-item>
                <text:p text:style-name="P133">21 mL</text:p>
              </text:list-item>
              <text:list-item>
                <text:p text:style-name="P133">31.25 mL</text:p>
              </text:list-item>
              <text:list-item>
                <text:p text:style-name="P133">0.3 mL</text:p>
              </text:list-item>
              <text:list-item>
                <text:p text:style-name="P133">0.5 mL</text:p>
              </text:list-item>
              <text:list-item>
                <text:p text:style-name="P133">4 mL</text:p>
              </text:list-item>
            </text:list>
          </text:list-item>
          <text:list-item>
            <text:p text:style-name="P133">The syringe should be marked at 2 mL</text:p>
          </text:list-item>
          <text:list-item>
            <text:p text:style-name="P133">5 mL</text:p>
          </text:list-item>
          <text:list-item>
            <text:p text:style-name="P133">3 mL</text:p>
          </text:list-item>
          <text:list-item>
            <text:p text:style-name="P133">100 mg</text:p>
          </text:list-item>
          <text:list-item>
            <text:p text:style-name="P133"><text:soft-page-break/>250,000 u/mL = 26 mL; 500,000 u/mL = 13 mL; 1,000,000 u/m/L = 6.5 mL</text:p>
          </text:list-item>
          <text:list-item>
            <text:p text:style-name="P133">Both syringes should be marked at 16 mL.</text:p>
          </text:list-item>
        </text:list>
      </text:section>
      <text:p text:style-name="P5"/>
      <text:p text:style-name="P6">Chapter 16 - Insulin</text:p>
      <text:p text:style-name="P5"/>
      <text:section text:style-name="Sect3" text:name="Section71">
        <text:p text:style-name="P5">Worksheet 16-1</text:p>
        <text:list xml:id="list814617577"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1531077685" text:continue-numbering="true" text:style-name="L76">
        <text:list-item>
          <text:p text:style-name="P136">The clear rapid or short-acting insulin is actually drawn into the syringe prior to adding the cloudy isophane (NPH) insulin.</text:p>
        </text:list-item>
        <text:list-item>
          <text:p text:style-name="P138"><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7">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909746549"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1020 <text:span text:style-name="T10">mg monobasic potassium phosphate (KH</text:span><text:span text:style-name="T12">2</text:span><text:span text:style-name="T10">PO</text:span><text:span text:style-name="T12">4</text:span><text:span text:style-name="T10">)</text:span></text:p>
              </text:list-item>
              <text:list-item>
                <text:p text:style-name="P109">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1823843852"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text:soft-page-break/>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1236910042"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35"><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981737578"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1677573995"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text:soft-page-break/>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1852512355"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1814777697"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4">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979401765"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269607474" text:style-name="L85">
          <text:list-item>
            <text:p text:style-name="P117">6 g precipitated sulfur; 1.2 g salicylic acid; 52.8 g hydrophilic ointment </text:p>
          </text:list-item>
          <text:list-item>
            <text:p text:style-name="P117">45.4 g precipitated sulfur; 9.08 g salicylic acid; <text:soft-page-break/>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1453355891"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6">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260783765"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ext:soft-page-break/>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200677445"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
      <text:section text:style-name="Sect2" text:name="Section83">
        <text:p text:style-name="P5">Worksheet 23-2</text:p>
        <text:list xml:id="list1504822568"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922513021" text:style-name="L90">
          <text:list-item>
            <text:p text:style-name="P122">100 mL/hr</text:p>
          </text:list-item>
          <text:list-item>
            <text:p text:style-name="P122">104 mL/hr</text:p>
          </text:list-item>
          <text:list-item>
            <text:p text:style-name="P122">120 mL/hr</text:p>
          </text:list-item>
          <text:list-item>
            <text:p text:style-name="P122">120 mL/hr</text:p>
          </text:list-item>
          <text:list-item>
            <text:p text:style-name="P122"><text:s/></text:p>
            <text:list>
              <text:list-item>
                <text:p text:style-name="P122"><text:soft-page-break/>750 mL/hr</text:p>
              </text:list-item>
              <text:list-item>
                <text:p text:style-name="P122">3 bags</text:p>
              </text:list-item>
            </text:list>
          </text:list-item>
          <text:list-item>
            <text:p text:style-name="P122"><text:s/></text:p>
            <text:list>
              <text:list-item>
                <text:p text:style-name="P122">23 hours 48 minutes</text:p>
              </text:list-item>
              <text:list-item>
                <text:p text:style-name="P122">42 gtt/min</text:p>
              </text:list-item>
            </text:list>
          </text:list-item>
          <text:list-item>
            <text:p text:style-name="P122">125 mL/hr</text:p>
          </text:list-item>
          <text:list-item>
            <text:p text:style-name="P122">175 mL</text:p>
          </text:list-item>
          <text:list-item>
            <text:p text:style-name="P122"><text:s/></text:p>
            <text:list>
              <text:list-item>
                <text:p text:style-name="P122">5 bags</text:p>
              </text:list-item>
              <text:list-item>
                <text:p text:style-name="P122">bag 1 – 0900 on Saturday; bag 2 – 1400 on Saturday; bag 3 – 1900 on Saturday; bag 4 – 0000 on Sunday; bag 5 – 0500 on Sunday</text:p>
              </text:list-item>
            </text:list>
          </text:list-item>
          <text:list-item>
            <text:p text:style-name="P122">42 gtt/min</text:p>
          </text:list-item>
          <text:list-item>
            <text:p text:style-name="P122">1800</text:p>
          </text:list-item>
          <text:list-item>
            <text:p text:style-name="P122"><text:s/></text:p>
            <text:list>
              <text:list-item>
                <text:p text:style-name="P122">96 mL</text:p>
              </text:list-item>
              <text:list-item>
                <text:p text:style-name="P122">19.2 mL/hr</text:p>
              </text:list-item>
              <text:list-item>
                <text:p text:style-name="P122">21 hours</text:p>
              </text:list-item>
            </text:list>
          </text:list-item>
          <text:list-item>
            <text:p text:style-name="P122"><text:s/></text:p>
            <text:list>
              <text:list-item>
                <text:p text:style-name="P122">375 mg</text:p>
              </text:list-item>
              <text:list-item>
                <text:p text:style-name="P122">8 vials</text:p>
              </text:list-item>
              <text:list-item>
                <text:p text:style-name="P122">75 mL of amphotericin B lipid complex; 300 mL of D5W</text:p>
              </text:list-item>
              <text:list-item>
                <text:p text:style-name="P122">187.5 mL/hr</text:p>
              </text:list-item>
              <text:list-item>
                <text:p text:style-name="P122">2 hours</text:p>
              </text:list-item>
              <text:list-item>
                <text:p text:style-name="P122">63 gtt/min</text:p>
              </text:list-item>
            </text:list>
          </text:list-item>
          <text:list-item>
            <text:p text:style-name="P122"><text:s/></text:p>
            <text:list>
              <text:list-item>
                <text:p text:style-name="P122">3.15 mL/hr</text:p>
              </text:list-item>
              <text:list-item>
                <text:p text:style-name="P122">75.6 mL/day</text:p>
              </text:list-item>
            </text:list>
          </text:list-item>
          <text:list-item>
            <text:p text:style-name="P122"><text:s/></text:p>
            <text:list>
              <text:list-item>
                <text:p text:style-name="P122">send 3 bags initially</text:p>
              </text:list-item>
              <text:list-item>
                <text:p text:style-name="P122">2 full bags and a partial bag with 2000 mL left</text:p>
              </text:list-item>
              <text:list-item>
                <text:p text:style-name="P122">no additional bags need to be sent</text:p>
              </text:list-item>
            </text:list>
          </text:list-item>
        </text:list>
      </text:section>
      <text:p text:style-name="P5"/>
      <text:section text:style-name="Sect2" text:name="Section86">
        <text:p text:style-name="P5">Worksheet 24-2</text:p>
        <text:list xml:id="list77556017" text:style-name="L91">
          <text:list-item>
            <text:p text:style-name="P123">150 mL/hr</text:p>
          </text:list-item>
          <text:list-item>
            <text:p text:style-name="P123"><text:s/></text:p>
            <text:list>
              <text:list-item>
                <text:p text:style-name="P123">200 mL/hr</text:p>
              </text:list-item>
              <text:list-item>
                <text:p text:style-name="P123">33 gtt/min</text:p>
              </text:list-item>
            </text:list>
          </text:list-item>
          <text:list-item>
            <text:p text:style-name="P123"><text:s/></text:p>
            <text:list>
              <text:list-item>
                <text:p text:style-name="P123">156.25 mL/hr</text:p>
              </text:list-item>
              <text:list-item>
                <text:p text:style-name="P123">26 gtt/min</text:p>
              </text:list-item>
            </text:list>
          </text:list-item>
          <text:list-item>
            <text:p text:style-name="P123">90 mL/hr</text:p>
          </text:list-item>
          <text:list-item>
            <text:p text:style-name="P123">100 mL/hr</text:p>
          </text:list-item>
          <text:list-item>
            <text:p text:style-name="P123">20 gtt/min</text:p>
          </text:list-item>
          <text:list-item>
            <text:p text:style-name="P123"><text:s/></text:p>
            <text:list>
              <text:list-item>
                <text:p text:style-name="P123">8 hours 20 minutes</text:p>
              </text:list-item>
              <text:list-item>
                <text:p text:style-name="P123">30 gtt/min</text:p>
              </text:list-item>
            </text:list>
          </text:list-item>
          <text:list-item>
            <text:p text:style-name="P123">2.5 mEq KCl/hr</text:p>
          </text:list-item>
          <text:list-item>
            <text:p text:style-name="P123">280 mL</text:p>
          </text:list-item>
          <text:list-item>
            <text:p text:style-name="P123">972 mL/hr</text:p>
          </text:list-item>
          <text:list-item>
            <text:p text:style-name="P123">48 minutes</text:p>
          </text:list-item>
          <text:list-item>
            <text:p text:style-name="P123"><text:s/></text:p>
            <text:list>
              <text:list-item>
                <text:p text:style-name="P123">3 bags</text:p>
              </text:list-item>
              <text:list-item>
                <text:p text:style-name="P123">bag 1 – 1100 on day 1; bag 2 – 1900 on day 1; bag 3 – 0300 on day 2</text:p>
              </text:list-item>
              <text:list-item>
                <text:p text:style-name="P123">21 gtt/min</text:p>
              </text:list-item>
            </text:list>
          </text:list-item>
          <text:list-item>
            <text:p text:style-name="P123"><text:s/></text:p>
            <text:list>
              <text:list-item>
                <text:p text:style-name="P123">2 bags</text:p>
              </text:list-item>
              <text:list-item>
                <text:p text:style-name="P123">bag 1 – 0900 on day 1; bag 2 – 0140 on day 2</text:p>
              </text:list-item>
              <text:list-item>
                <text:p text:style-name="P123">20 gtt/min</text:p>
              </text:list-item>
            </text:list>
          </text:list-item>
          <text:list-item>
            <text:p text:style-name="P123"><text:s/></text:p>
            <text:list>
              <text:list-item>
                <text:p text:style-name="P123">130 mL/hr</text:p>
              </text:list-item>
              <text:list-item>
                <text:p text:style-name="P123">22 gtt/min</text:p>
              </text:list-item>
            </text:list>
          </text:list-item>
          <text:list-item>
            <text:p text:style-name="P123">approximately 0000 (midnight)</text:p>
          </text:list-item>
          <text:list-item>
            <text:p text:style-name="P123"><text:s/>43.4 mL/day</text:p>
          </text:list-item>
          <text:list-item>
            <text:p text:style-name="P123"/>
            <text:list>
              <text:list-item>
                <text:p text:style-name="P123">140 g</text:p>
              </text:list-item>
              <text:list-item>
                <text:p text:style-name="P123">2800 mL</text:p>
              </text:list-item>
              <text:list-item>
                <text:p text:style-name="P123">48 minutes</text:p>
              </text:list-item>
            </text:list>
          </text:list-item>
          <text:list-item>
            <text:p text:style-name="P123"><text:s/></text:p>
            <text:list>
              <text:list-item>
                <text:p text:style-name="P123">send 4 bags initially</text:p>
              </text:list-item>
              <text:list-item>
                <text:p text:style-name="P123">3 bags are left</text:p>
              </text:list-item>
              <text:list-item>
                <text:p text:style-name="P123">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2141928465" text:style-name="L92">
          <text:list-item>
            <text:p text:style-name="P124">The problem can be solved using either the dilution formula or a series of ratio-proportions. 3%</text:p>
          </text:list-item>
          <text:list-item>
            <text:p text:style-name="P124">The problem can be solved using either the dilution formula or a series of ratio-proportions. 0.5%</text:p>
          </text:list-item>
          <text:list-item>
            <text:p text:style-name="P124">The problem can be solved using either the dilution formula or a series of ratio-proportions. 5%</text:p>
          </text:list-item>
          <text:list-item>
            <text:p text:style-name="P124">The problem can be solved using either the dilution formula or a series of ratio-proportions. 1:3000</text:p>
          </text:list-item>
          <text:list-item>
            <text:p text:style-name="P124">The problem can be solved using either the dilution formula, a series of ratio-proportions, or the alligation method. 5200 mL half-normal saline; 5100 mL diluent</text:p>
          </text:list-item>
          <text:list-item>
            <text:p text:style-name="P124">The problem can be solved using either the dilution formula, a series of ratio-proportions, or the alligation method. 205.7 mL 70% isopropyl alcohol; 274.3 mL water</text:p>
          </text:list-item>
          <text:list-item>
            <text:p text:style-name="P124">The problem can be solved using either the dilution formula, a ratio-proportion, or the alligation method. <text:s/>4 mL <text:span text:style-name="T11">2.5% cortisone acetate suspension; 4 mL NS</text:span></text:p>
          </text:list-item>
          <text:list-item>
            <text:p text:style-name="P124">The problem can be solved using <text:s/>a series of ratio-proportions. 31.9% alcohol</text:p>
          </text:list-item>
          <text:list-item>
            <text:p text:style-name="P124">The problem can be solved using either the <text:soft-page-break/>dilution formula or a series of ratio-proportions. 2.6% amino acid; 17.5% dextrose</text:p>
          </text:list-item>
          <text:list-item>
            <text:p text:style-name="P124">The problem can be solved using the alligation method. 192 mL of 1:10 solution; 808 mL of 1:1000 solution</text:p>
          </text:list-item>
          <text:list-item>
            <text:p text:style-name="P124">The problem can be solved using either the dilution formula, a series of ratio-proportions, or the alligation method. 48 mL of <text:span text:style-name="T11">10% povidone-iodine</text:span></text:p>
          </text:list-item>
          <text:list-item>
            <text:p text:style-name="P124">The problem can be solved using either the dilution formula, a series of ratio-proportions, or the alligation method. 1200 mL of <text:span text:style-name="T11">10% solution</text:span></text:p>
          </text:list-item>
          <text:list-item>
            <text:p text:style-name="P124">The problem can be solved using a series of ratio-proportions. 50.65%</text:p>
          </text:list-item>
          <text:list-item>
            <text:p text:style-name="P124">The problem can be solved using either the dilution formula, a series of ratio-proportions, or the alligation method. 60 mL micronutrients; 470.6 mL of 8.5% amino acids; 71.4 mL of 70% dextrose; 398 mL of sterile water.</text:p>
          </text:list-item>
          <text:list-item>
            <text:p text:style-name="P124">The problem can be solved using a series of ratio-proportions. 71.7% alcohol</text:p>
          </text:list-item>
        </text:list>
      </text:section>
      <text:p text:style-name="P5"/>
      <text:section text:style-name="Sect3" text:name="Section88">
        <text:p text:style-name="P5">Worksheet 25-2</text:p>
        <text:list xml:id="list202666530" text:style-name="L93">
          <text:list-item>
            <text:p text:style-name="P125">Mixing a substance (such as a medication) with a diluent/solvent to decrease its concentration is considered a dilution. </text:p>
          </text:list-item>
          <text:list-item>
            <text:p text:style-name="P125">An alligation is when two items with different concentrations of the same substance are being mixed together and the final (or desired) concentration (which must be in-between the other two concentrations) is known. </text:p>
          </text:list-item>
          <text:list-item>
            <text:p text:style-name="P125">A mixture involves mixing 2 or more ingredients of varying concentrations together.</text:p>
          </text:list-item>
          <text:list-item>
            <text:p text:style-name="P125"><text:s/></text:p>
            <text:list>
              <text:list-item>
                <text:p text:style-name="P125">64.1 mL of 23.4% sodium chloride</text:p>
              </text:list-item>
              <text:list-item>
                <text:p text:style-name="P125">435.9 mL of SWFI</text:p>
              </text:list-item>
            </text:list>
          </text:list-item>
          <text:list-item>
            <text:p text:style-name="P125">6.25 mL of 2% stock solution</text:p>
          </text:list-item>
          <text:list-item>
            <text:p text:style-name="P125">1425 mL of 95% ethyl alcohol</text:p>
          </text:list-item>
          <text:list-item>
            <text:p text:style-name="P125">60 mL of <text:span text:style-name="T11">6.5% concentrated quaternary ammonium compound; 3840 mL of SWFI</text:span></text:p>
          </text:list-item>
          <text:list-item>
            <text:p text:style-name="P134"><text:s/></text:p>
            <text:list>
              <text:list-item>
                <text:p text:style-name="P134">200 mL</text:p>
              </text:list-item>
              <text:list-item>
                <text:p text:style-name="P134">50%</text:p>
              </text:list-item>
            </text:list>
          </text:list-item>
          <text:list-item>
            <text:p text:style-name="P134">295.6 mL of alcohol</text:p>
          </text:list-item>
          <text:list-item>
            <text:p text:style-name="P134">3 g of 10% ointment; 57 g of petrolatum</text:p>
          </text:list-item>
          <text:list-item>
            <text:p text:style-name="P134"><text:s/></text:p>
            <text:list>
              <text:list-item>
                <text:p text:style-name="P134">0.002%</text:p>
              </text:list-item>
              <text:list-item>
                <text:p text:style-name="P134">1:50,000</text:p>
              </text:list-item>
              <text:list-item>
                <text:p text:style-name="P134">20 mcg/mL</text:p>
              </text:list-item>
            </text:list>
          </text:list-item>
          <text:list-item>
            <text:p text:style-name="P134"><text:s/></text:p>
            <text:list>
              <text:list-item>
                <text:p text:style-name="P134">72.5%</text:p>
              </text:list-item>
              <text:list-item>
                <text:p text:style-name="P134">10.875 g</text:p>
              </text:list-item>
            </text:list>
          </text:list-item>
          <text:list-item>
            <text:p text:style-name="P134">0.46 mL of 14.6% sodium chloride; 2.54 mL of NS (0.9% sodium chloride)</text:p>
          </text:list-item>
          <text:list-item>
            <text:p text:style-name="P134">25 mL of 5% KMnO4 solution; 225 mL of water</text:p>
          </text:list-item>
          <text:list-item>
            <text:p text:style-name="P134">85.7 mL of 70% IPA; 34.3 mL of water</text:p>
          </text:list-item>
          <text:list-item>
            <text:p text:style-name="P134">4 mL of 0.3% tobramycin; 2 mL of NS</text:p>
          </text:list-item>
          <text:list-item>
            <text:p text:style-name="P134">1.95 mL of 80 mg/2 mL of tobramycin; 4.05 mL of 0.3% tobramycin</text:p>
          </text:list-item>
          <text:list-item>
            <text:p text:style-name="P134">150 mg of edetate; 0.5% procaine</text:p>
          </text:list-item>
          <text:list-item>
            <text:p text:style-name="P134">83.3 mL of 3% sodium hypochlorite; 916.7 mL of sterile water for irrigation</text:p>
          </text:list-item>
          <text:list-item>
            <text:p text:style-name="P134">25 mL of 3% sodium hypochlorite; 225 mL of sterile water for irrigation</text:p>
          </text:list-item>
          <text:list-item>
            <text:p text:style-name="P134"><text:s/></text:p>
            <text:list>
              <text:list-item>
                <text:p text:style-name="P134">941.2 mL of 8.5% amino acid</text:p>
              </text:list-item>
              <text:list-item>
                <text:p text:style-name="P134">542.9 mL of 70% dextrose</text:p>
              </text:list-item>
              <text:list-item>
                <text:p text:style-name="P134">2.5% lipid emulsion</text:p>
              </text:list-item>
              <text:list-item>
                <text:p text:style-name="P134">138.9 mL of sterile water</text:p>
              </text:list-item>
              <text:list-item>
                <text:p text:style-name="P134">83 mL/hr</text:p>
              </text:list-item>
              <text:list-item>
                <text:p text:style-name="P134">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717459129" text:style-name="L94">
          <text:list-item>
            <text:p text:style-name="P126"><text:s/></text:p>
            <text:list>
              <text:list-item>
                <text:p text:style-name="P126">1000 mL of amino acid 10%; 1000 mL of dextrose 70%; 263.55 mL of SWFI; 20 mL sodium chloride; 30 mL potassium chloride; 5.9 mL magnesium sulfate; 10 mL potassium phosphate; 100 mL calcium gluconate; 10 mL MVI; 1 mL trace elements; 2 mL vitamin C; 0.55 mL regular insulin; 1 mL folic <text:soft-page-break/>acid; 40 mL sodium acetate; 14 mL potassium acetate;2 mL sodium phosphate </text:p>
              </text:list-item>
              <text:list-item>
                <text:p text:style-name="P126">104 mL/hr</text:p>
              </text:list-item>
              <text:list-item>
                <text:p text:style-name="P126">4% amino acid; 28% dextrose</text:p>
              </text:list-item>
              <text:list-item>
                <text:p text:style-name="P126">As it comes out to 47.2 mEq/L it is likely to precipitate.</text:p>
              </text:list-item>
            </text:list>
          </text:list-item>
          <text:list-item>
            <text:p text:style-name="P126"><text:s/></text:p>
            <text:list>
              <text:list-item>
                <text:p text:style-name="P126">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6">83 mL/hr</text:p>
              </text:list-item>
              <text:list-item>
                <text:p text:style-name="P126">2.08% amino acid; 24.5% dextrose</text:p>
              </text:list-item>
              <text:list-item>
                <text:p text:style-name="P126">As the number is 45.255 mEq/L this will probably not precipitate.</text:p>
              </text:list-item>
            </text:list>
          </text:list-item>
          <text:list-item>
            <text:p text:style-name="P126"><text:s/></text:p>
            <text:list>
              <text:list-item>
                <text:p text:style-name="P140">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6">125 mL/hr</text:p>
              </text:list-item>
              <text:list-item>
                <text:p text:style-name="P126">2.83% amino acid; 23.33% dextrose</text:p>
              </text:list-item>
              <text:list-item>
                <text:p text:style-name="P126">As the number is 37.75 mEq/L this will probably not precipitate.</text:p>
              </text:list-item>
            </text:list>
          </text:list-item>
        </text:list>
      </text:section>
      <text:p text:style-name="P5"/>
      <text:section text:style-name="Sect3" text:name="Section90">
        <text:p text:style-name="P5">Worksheet 26-2</text:p>
        <text:list xml:id="list1872907115" text:style-name="L95">
          <text:list-item>
            <text:p text:style-name="P127">59.3 kg</text:p>
          </text:list-item>
          <text:list-item>
            <text:p text:style-name="P127">1346.6 kcal</text:p>
          </text:list-item>
          <text:list-item>
            <text:p text:style-name="P127">2801 kcal</text:p>
          </text:list-item>
          <text:list-item>
            <text:p text:style-name="P127">77.1 g; 308.4 kcal</text:p>
          </text:list-item>
          <text:list-item>
            <text:p text:style-name="P127">840.3 kcal; 93.4 g</text:p>
          </text:list-item>
          <text:list-item>
            <text:p text:style-name="P127">1652.3 kcal 486 g</text:p>
          </text:list-item>
          <text:list-item>
            <text:p text:style-name="P127">2.34 m<text:span text:style-name="T8">2</text:span></text:p>
          </text:list-item>
          <text:list-item>
            <text:p text:style-name="P127">3510 mL</text:p>
          </text:list-item>
          <text:list-item>
            <text:p text:style-name="P127">sodium chloride 87.75 mEq; potassium chloride 35.1 mEq; potassium acetate 70.2 mEq; calcium gluconate 15.8 mEq; potassium phosphate 52.7 mMol; magnesium sulfate 17.55 mEq</text:p>
          </text:list-item>
          <text:list-item>
            <text:p text:style-name="P127">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7">140.4 mL/hr</text:p>
          </text:list-item>
          <text:list-item>
            <text:p text:style-name="P127">47 gtt/min</text:p>
          </text:list-item>
          <text:list-item>
            <text:p text:style-name="P127">Since it comes out to 34.5 mEq/L it should not precipitate.</text:p>
          </text:list-item>
          <text:list-item>
            <text:p text:style-name="P127">13.8% dextrose; 2.2% amino acids</text:p>
          </text:list-item>
          <text:list-item>
            <text:p text:style-name="P127">The estimated osmolarity is 910 mOsmol/L which should be able to be infused peripherally, but remember that this is only an estimated answer.</text:p>
          </text:list-item>
        </text:list>
      </text:section>
      <text:p text:style-name="P2"/>
      <text:p text:style-name="P2">Worksheet 26-3</text:p>
      <text:list xml:id="list2149042891" text:style-name="L96">
        <text:list-item>
          <text:p text:style-name="P128">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8">Lipids are not always mixed directly with parenteral nutrition admixtures.</text:p>
        </text:list-item>
        <text:list-item>
          <text:p text:style-name="P135">Indications for parenteral nutrition may include diseases and conditions associated with a nonfunctional gastrointestinal tract (bowel obstruction, severe pancreatitis, severe <text:soft-page-break/>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5">The macronutrients in parenteral nutrition include water, amino acids, dextrose, and lipids. Their corresponding roles in enteral nutrition would be water, protein, carbohydrates, and fat.</text:p>
        </text:list-item>
        <text:list-item>
          <text:p text:style-name="P135">Calcium ions and phosphate ions have a strong affinity for each other and have the potential to precipitate out of solution.</text:p>
        </text:list-item>
        <text:list-item>
          <text:p text:style-name="P135">Parenteral nutrition is hypertonic.</text:p>
        </text:list-item>
        <text:list-item>
          <text:p text:style-name="P135">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5"><text:s/></text:p>
          <text:list>
            <text:list-item>
              <text:p text:style-name="P139">amino acid 941.2 mL, dextrose 542.9 mL, lipids 250 mL, SWFI 136.8 mL, sodium chloride 40 mL, potassium acetate 40 mL, calcium gluconate 20.2 mL, sodium phosphate 10 mL, magnesium sulfate 3.9 mL, MVI 10 mL, trace elements 1 mL, famotidine 4 mL</text:p>
            </text:list-item>
            <text:list-item>
              <text:p text:style-name="P139">83.3 mL/hr</text:p>
            </text:list-item>
            <text:list-item>
              <text:p text:style-name="P139">As the concentration works out to 34.7 mEq/L it should not precipitate.</text:p>
            </text:list-item>
            <text:list-item>
              <text:p text:style-name="P139">The osmolarity is to high (estimated at 1350 mOsmol/L) to be infused peripherally. This admixture would need to be infused through a central line.</text:p>
            </text:list-item>
          </text:list>
        </text:list-item>
        <text:list-item>
          <text:p text:style-name="P135"><text:s/></text:p>
          <text:list>
            <text:list-item>
              <text:p text:style-name="P135">amino acid 470.6 mL, dextrose 71.4 mL, SWFI 388 mL, sodium chloride 20 mL, potassium acetate 20 mL, calcium gluconate 10 mL, sodium phosphate 5 mL, magnesium sulfate 4 mL, MVI 10 mL, trace elements 1 mL</text:p>
            </text:list-item>
            <text:list-item>
              <text:p text:style-name="P135">125 mL/hr</text:p>
            </text:list-item>
            <text:list-item>
              <text:p text:style-name="P135">As the concentration works out to 34.65 mEq/L it should not precipitate.</text:p>
            </text:list-item>
            <text:list-item>
              <text:p text:style-name="P135">This bag could be infused peripherally as the estimated osmolarity is 650 mOsmol/L.</text:p>
            </text:list-item>
          </text:list>
        </text:list-item>
        <text:list-item>
          <text:p text:style-name="P135"><text:s/></text:p>
          <text:list>
            <text:list-item>
              <text:p text:style-name="P135">amino acid 598.9 mL, dextrose 266.6 mL, lipids 410.3 mL, SWFI q.s. 1909.1 mL – 543.9 mL, sodium chloride 26.7 mL, potassium acetate 33.4 mL, calcium gluconate 39.4 mL, potassium phosphate 4.3 mL, magnesium sulfate 3.8 mL, folic acid 0.34 mL, MVI 10 mL, trace elements 1 mL, regular insulin 0.46 mL</text:p>
            </text:list-item>
            <text:list-item>
              <text:p text:style-name="P135">79.5 mL/hr</text:p>
            </text:list-item>
            <text:list-item>
              <text:p text:style-name="P135">As the concentration works out to 23 mEq/L it should not precipitate.</text:p>
            </text:list-item>
            <text:list-item>
              <text:p text:style-name="P135">This bag could be infused peripherally as the estimated osmolarity is 755.5 mOsmol/L.</text:p>
            </text:list-item>
          </text:list>
        </text:list-item>
      </text:list>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text:soft-page-break/></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3-08T20:25:23</dc:date>
    <dc:creator>Sean Parsons</dc:creator>
    <meta:editing-duration>P3DT7H7M35S</meta:editing-duration>
    <meta:editing-cycles>65</meta:editing-cycles>
    <meta:generator>LibreOffice/3.3$Linux LibreOffice_project/330m19$Build-301</meta:generator>
    <meta:printed-by>Sean Parsons</meta:printed-by>
    <meta:print-date>2011-08-26T14:01:47</meta:print-date>
    <meta:document-statistic meta:table-count="7" meta:image-count="33" meta:object-count="246" meta:page-count="40" meta:paragraph-count="3130" meta:word-count="12002" meta:character-count="54758"/>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